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a52a2a" loext:opacity="100%" style:font-name="Consolas" fo:font-size="8.19999980926514pt" fo:letter-spacing="normal" fo:font-style="normal" fo:font-weight="normal"/>
    </style:style>
    <style:style style:name="T2" style:family="text">
      <style:text-properties fo:font-variant="normal" fo:text-transform="none" fo:color="#0000cd" loext:opacity="100%" style:font-name="Consolas" fo:font-size="8.19999980926514pt" fo:letter-spacing="normal" fo:font-style="normal" fo:font-weight="normal"/>
    </style:style>
    <style:style style:name="T3" style:family="text">
      <style:text-properties fo:font-variant="normal" fo:text-transform="none" fo:color="#ff0000" loext:opacity="100%" style:font-name="Consolas" fo:font-size="8.19999980926514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nsolas" fo:font-size="8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# hello-world</text:span><text:span text:style-name="T2"><text:line-break/></text:span><text:span text:style-name="T4">Hello World repository for Git tutorial</text:span><text:span text:style-name="T2"><text:line-break/></text:span><text:span text:style-name="T4">This is an example repository for the Git tutoial on https://www.w3schools.com</text:span><text:span text:style-name="T2"><text:line-break/><text:line-break/></text:span><text:span text:style-name="T4">This repository is built step by step in the tutoria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3T16:22:15.427892192</meta:creation-date>
    <dc:date>2022-09-26T11:02:41.691207880</dc:date>
    <meta:editing-duration>P2DT18H40M26S</meta:editing-duration>
    <meta:editing-cycles>2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1" meta:word-count="29" meta:character-count="188" meta:non-whitespace-character-count="159"/>
  </office:meta>
</office:document-meta>
</file>